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akula" svg:font-family="Nakula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62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1.9665in"/>
    </style:style>
    <style:style style:name="co4" style:family="table-column">
      <style:table-column-properties fo:break-before="auto" style:column-width="1.5098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7984in"/>
    </style:style>
    <style:style style:name="co7" style:family="table-column">
      <style:table-column-properties fo:break-before="auto" style:column-width="2.0161in"/>
    </style:style>
    <style:style style:name="co8" style:family="table-column">
      <style:table-column-properties fo:break-before="auto" style:column-width="0.7575in"/>
    </style:style>
    <style:style style:name="ro1" style:family="table-row">
      <style:table-row-properties style:row-height="0.7902in" fo:break-before="auto" style:use-optimal-row-height="false"/>
    </style:style>
    <style:style style:name="ro2" style:family="table-row">
      <style:table-row-properties style:row-height="0.5945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522in" fo:break-before="auto" style:use-optimal-row-height="false"/>
    </style:style>
    <style:style style:name="ro5" style:family="table-row">
      <style:table-row-properties style:row-height="1.9736in" fo:break-before="auto" style:use-optimal-row-height="false"/>
    </style:style>
    <style:style style:name="ro6" style:family="table-row">
      <style:table-row-properties style:row-height="1.3783in" fo:break-before="auto" style:use-optimal-row-height="false"/>
    </style:style>
    <style:style style:name="ro7" style:family="table-row">
      <style:table-row-properties style:row-height="0.9728in" fo:break-before="auto" style:use-optimal-row-height="false"/>
    </style:style>
    <style:style style:name="ro8" style:family="table-row">
      <style:table-row-properties style:row-height="1.2437in" fo:break-before="auto" style:use-optimal-row-height="false"/>
    </style:style>
    <style:style style:name="ro9" style:family="table-row">
      <style:table-row-properties style:row-height="0.811in" fo:break-before="auto" style:use-optimal-row-height="false"/>
    </style:style>
    <style:style style:name="ro10" style:family="table-row">
      <style:table-row-properties style:row-height="1.4854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PageStyle_5f_To_20_Do_20_List_20_Printable">
      <style:table-properties table:display="true" style:writing-mode="lr-tb"/>
    </style:style>
    <style:style style:name="ce4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e75b6" style:text-outline="false" style:text-line-through-style="none" style:text-line-through-type="none" style:font-name="Nakula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Nakula" style:font-size-complex="22pt" style:font-style-complex="normal" style:font-weight-complex="bold"/>
    </style:style>
    <style:style style:name="ce45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e75b6" style:text-outline="false" style:text-line-through-style="none" style:text-line-through-type="none" style:font-name="Nakula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Nakula" style:font-size-complex="16pt" style:font-style-complex="normal" style:font-weight-complex="bold"/>
    </style:style>
    <style:style style:name="ce46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e75b6" style:text-outline="false" style:text-line-through-style="none" style:text-line-through-type="none" style:font-name="Nakula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Nakula" style:font-size-complex="20pt" style:font-style-complex="normal" style:font-weight-complex="bold"/>
    </style:style>
    <style:style style:name="ce7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e75b6" style:text-outline="false" style:text-line-through-style="none" style:text-line-through-type="none" style:font-name="Nakula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Nakula" style:font-size-complex="2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Verdana" style:font-name-complex="Verdana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55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2e75b6" style:text-outline="false" style:text-line-through-style="none" style:text-line-through-type="none" style:font-name="Nakula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Nakula" style:font-size-complex="20pt" style:font-style-complex="normal" style:font-weight-complex="bold"/>
    </style:style>
    <style:style style:name="ce56" style:family="table-cell" style:parent-style-name="Default">
      <style:table-cell-properties fo:background-color="#f8cbad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2e75b6" style:text-outline="false" style:text-line-through-style="none" style:text-line-through-type="none" style:font-name="Nakula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Nakula" style:font-size-complex="20pt" style:font-style-complex="normal" style:font-weight-complex="bold"/>
    </style:style>
    <style:style style:name="ce57" style:family="table-cell" style:parent-style-name="Default">
      <style:table-cell-properties fo:background-color="#f8cbad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3" style:family="table-cell" style:parent-style-name="Default">
      <style:table-cell-properties fo:background-color="#f8cbad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T1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Verdan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Verdan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 Do List Printable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54"/>
        <table:table-column table:style-name="co3" table:default-cell-style-name="ce59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number-columns-repeated="1016" table:default-cell-style-name="ce65"/>
        <table:table-row table:style-name="ro1">
          <table:table-cell table:style-name="ce44" office:value-type="string" calcext:value-type="string" table:number-columns-spanned="7" table:number-rows-spanned="1">
            <text:p>Dream-home Conceptual DB Model Attributes types </text:p>
          </table:table-cell>
          <table:covered-table-cell table:style-name="ce49"/>
          <table:covered-table-cell table:style-name="ce55"/>
          <table:covered-table-cell table:number-columns-repeated="4" table:style-name="ce49"/>
          <table:table-cell table:number-columns-repeated="1016"/>
        </table:table-row>
        <table:table-row table:style-name="ro2">
          <table:table-cell table:style-name="ce45" office:value-type="string" calcext:value-type="string" table:number-columns-spanned="3" table:number-rows-spanned="1">
            <text:p>Attributes</text:p>
          </table:table-cell>
          <table:covered-table-cell table:style-name="ce7"/>
          <table:covered-table-cell table:style-name="ce56"/>
          <table:table-cell table:style-name="ce7" office:value-type="string" calcext:value-type="string" table:number-columns-spanned="4" table:number-rows-spanned="1">
            <text:p>Attribute Domain</text:p>
          </table:table-cell>
          <table:covered-table-cell table:number-columns-repeated="3" table:style-name="ce7"/>
          <table:table-cell table:number-columns-repeated="1016"/>
        </table:table-row>
        <table:table-row table:style-name="ro3">
          <table:table-cell table:style-name="ce46" office:value-type="string" calcext:value-type="string">
            <text:p>#</text:p>
          </table:table-cell>
          <table:table-cell table:style-name="ce46" office:value-type="string" calcext:value-type="string">
            <text:p>Entity</text:p>
          </table:table-cell>
          <table:table-cell table:style-name="ce57" office:value-type="string" calcext:value-type="string">
            <text:p>Attributes</text:p>
          </table:table-cell>
          <table:table-cell table:style-name="ce57" office:value-type="string" calcext:value-type="string">
            <text:p>Null</text:p>
          </table:table-cell>
          <table:table-cell table:style-name="ce63" office:value-type="string" calcext:value-type="string">
            <text:p>Derived </text:p>
          </table:table-cell>
          <table:table-cell table:style-name="ce63" office:value-type="string" calcext:value-type="string">
            <text:p>Length</text:p>
          </table:table-cell>
          <table:table-cell table:style-name="ce63" office:value-type="string" calcext:value-type="string">
            <text:p>Data-type </text:p>
          </table:table-cell>
          <table:table-cell table:number-columns-repeated="1016"/>
        </table:table-row>
        <table:table-row table:style-name="ro4">
          <table:table-cell table:style-name="ce47" office:value-type="float" office:value="1" calcext:value-type="float">
            <text:p>1</text:p>
          </table:table-cell>
          <table:table-cell table:style-name="ce51" office:value-type="string" calcext:value-type="string">
            <text:p>branch</text:p>
          </table:table-cell>
          <table:table-cell table:style-name="ce58" office:value-type="string" calcext:value-type="string">
            <text:p>-branch number</text:p>
            <text:p><text:span text:style-name="T1">-branch address</text:span></text:p>
          </table:table-cell>
          <table:table-cell table:style-name="ce60" office:value-type="string" calcext:value-type="string">
            <text:p>No</text:p>
            <text:p>No</text:p>
          </table:table-cell>
          <table:table-cell table:style-name="ce60" office:value-type="string" calcext:value-type="string">
            <text:p>No</text:p>
            <text:p>No</text:p>
          </table:table-cell>
          <table:table-cell table:style-name="ce60"/>
          <table:table-cell table:style-name="ce60" office:value-type="string" calcext:value-type="string">
            <text:p>TEXT</text:p>
            <text:p>TEXT</text:p>
          </table:table-cell>
          <table:table-cell table:number-columns-repeated="1016"/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52" office:value-type="string" calcext:value-type="string">
            <text:p>Staff</text:p>
          </table:table-cell>
          <table:table-cell table:style-name="ce58" office:value-type="string" calcext:value-type="string">
            <text:p><text:span text:style-name="T1">-staff number</text:span></text:p>
            <text:p><text:span text:style-name="T1">- full name</text:span></text:p>
            <text:p><text:span text:style-name="T1">-sex</text:span></text:p>
            <text:p><text:span text:style-name="T1">-DOB</text:span></text:p>
            <text:p><text:span text:style-name="T1">-telephone number</text:span></text:p>
            <text:p><text:span text:style-name="T1">-branch number</text:span></text:p>
            <text:p><text:span text:style-name="T1">-position</text:span></text:p>
            <text:p><text:span text:style-name="T1">-salary</text:span></text:p>
            <text:p><text:span text:style-name="T1">-supervisor name</text:span></text:p>
            <text:p><text:span text:style-name="T1">-manager start date</text:span></text:p>
            <text:p><text:span text:style-name="T1">-manager bonus</text:span></text:p>
          </table:table-cell>
          <table:table-cell table:style-name="ce60" office:value-type="string" calcext:value-type="string"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Yes</text:span></text:p>
            <text:p><text:span text:style-name="T1">Yes</text:span></text:p>
            <text:p><text:span text:style-name="T1">Yes</text:span></text:p>
            <text:p><text:span text:style-name="T1">Yes</text:span></text:p>
            <text:p><text:span text:style-name="T1">Yes</text:span></text:p>
            <text:p><text:span text:style-name="T1">Yes</text:span></text:p>
          </table:table-cell>
          <table:table-cell table:style-name="ce60" office:value-type="string" calcext:value-type="string"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</table:table-cell>
          <table:table-cell table:style-name="ce60"/>
          <table:table-cell table:style-name="ce60" office:value-type="string" calcext:value-type="string">
            <text:p><text:span text:style-name="T1">TEXT</text:span></text:p>
            <text:p><text:span text:style-name="T1">TEXT</text:span></text:p>
            <text:p><text:span text:style-name="T1">ENUM(M-F)</text:span></text:p>
            <text:p><text:span text:style-name="T1">DATE</text:span></text:p>
            <text:p><text:span text:style-name="T1">TEXT</text:span></text:p>
            <text:p><text:span text:style-name="T1">TEXT</text:span></text:p>
            <text:p><text:span text:style-name="T1">Enum(manager-supervisor-assistant)</text:span></text:p>
            <text:p><text:span text:style-name="T1">CURRENCY</text:span></text:p>
            <text:p><text:span text:style-name="T1">TEXT</text:span></text:p>
            <text:p><text:span text:style-name="T1">DATE</text:span></text:p>
            <text:p><text:span text:style-name="T1">CURRENCY</text:span></text:p>
          </table:table-cell>
          <table:table-cell table:number-columns-repeated="1016"/>
        </table:table-row>
        <table:table-row table:style-name="ro6">
          <table:table-cell table:style-name="ce47" office:value-type="float" office:value="3" calcext:value-type="float">
            <text:p>3</text:p>
          </table:table-cell>
          <table:table-cell table:style-name="ce51" office:value-type="string" calcext:value-type="string">
            <text:p>property</text:p>
          </table:table-cell>
          <table:table-cell table:style-name="ce58" office:value-type="string" calcext:value-type="string">
            <text:p><text:span text:style-name="T2">-owner number</text:span></text:p>
            <text:p><text:span text:style-name="T2">-property number</text:span></text:p>
            <text:p><text:span text:style-name="T2">-type</text:span></text:p>
            <text:p><text:span text:style-name="T2">-rooms</text:span></text:p>
            <text:p><text:span text:style-name="T2">-rent</text:span></text:p>
            <text:p><text:span text:style-name="T2">-address</text:span></text:p>
            <text:p><text:span text:style-name="T2">-managed by staff</text:span></text:p>
            <text:p><text:span text:style-name="T2">-registered at branch</text:span></text:p>
          </table:table-cell>
          <table:table-cell table:style-name="ce60" office:value-type="string" calcext:value-type="string">
            <text:p>No</text:p>
            <text:p>No</text:p>
            <text:p>No</text:p>
            <text:p>No</text:p>
            <text:p>No</text:p>
            <text:p>No</text:p>
            <text:p>Yes</text:p>
            <text:p>No</text:p>
          </table:table-cell>
          <table:table-cell table:style-name="ce60" office:value-type="string" calcext:value-type="string"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</table:table-cell>
          <table:table-cell table:style-name="ce60"/>
          <table:table-cell table:style-name="ce60" office:value-type="string" calcext:value-type="string">
            <text:p><text:span text:style-name="T1">TEXT</text:span></text:p>
            <text:p><text:span text:style-name="T1">TEXT</text:span></text:p>
            <text:p><text:span text:style-name="T1">TEXT</text:span></text:p>
            <text:p><text:span text:style-name="T1">INTEGER</text:span></text:p>
            <text:p><text:span text:style-name="T1">CURRENCY</text:span></text:p>
            <text:p><text:span text:style-name="T1">TEXT</text:span></text:p>
            <text:p><text:span text:style-name="T1">TEXT</text:span></text:p>
            <text:p><text:span text:style-name="T1">TEXT</text:span></text:p>
          </table:table-cell>
          <table:table-cell table:number-columns-repeated="1016"/>
        </table:table-row>
        <table:table-row table:style-name="ro7"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owners</text:p>
          </table:table-cell>
          <table:table-cell table:style-name="ce58" office:value-type="string" calcext:value-type="string">
            <text:p>-number</text:p>
            <text:p><text:span text:style-name="T1">-name</text:span></text:p>
            <text:p><text:span text:style-name="T1">-address</text:span></text:p>
            <text:p><text:span text:style-name="T1">-telephone number</text:span></text:p>
            <text:p><text:span text:style-name="T1">-registered at branch</text:span></text:p>
          </table:table-cell>
          <table:table-cell table:style-name="ce61" office:value-type="string" calcext:value-type="string"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/>
          </table:table-cell>
          <table:table-cell table:style-name="ce60" office:value-type="string" calcext:value-type="string"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</table:table-cell>
          <table:table-cell table:style-name="ce60"/>
          <table:table-cell table:style-name="ce60" office:value-type="string" calcext:value-type="string">
            <text:p><text:span text:style-name="T1">TEXT</text:span></text:p>
            <text:p><text:span text:style-name="T1">TEXT</text:span></text:p>
            <text:p><text:span text:style-name="T1">TEXT</text:span></text:p>
            <text:p><text:span text:style-name="T1">TEXT</text:span></text:p>
            <text:p><text:span text:style-name="T1">TEXT</text:span></text:p>
          </table:table-cell>
          <table:table-cell table:number-columns-repeated="1016"/>
        </table:table-row>
        <table:table-row table:style-name="ro8">
          <table:table-cell table:style-name="ce47" office:value-type="float" office:value="5" calcext:value-type="float">
            <text:p>5</text:p>
          </table:table-cell>
          <table:table-cell table:style-name="ce52" office:value-type="string" calcext:value-type="string">
            <text:p>clients</text:p>
          </table:table-cell>
          <table:table-cell table:style-name="ce58" office:value-type="string" calcext:value-type="string">
            <text:p>-client number</text:p>
            <text:p><text:span text:style-name="T1">-full name</text:span></text:p>
            <text:p><text:span text:style-name="T1">-branch number</text:span></text:p>
            <text:p><text:span text:style-name="T1">-required property type</text:span></text:p>
            <text:p><text:span text:style-name="T1">-max rent</text:span></text:p>
            <text:p><text:span text:style-name="T1">-registered by</text:span></text:p>
            <text:p><text:span text:style-name="T1">-registration date</text:span></text:p>
          </table:table-cell>
          <table:table-cell table:style-name="ce60" office:value-type="string" calcext:value-type="string"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</table:table-cell>
          <table:table-cell table:style-name="ce60" office:value-type="string" calcext:value-type="string"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</table:table-cell>
          <table:table-cell table:style-name="ce60"/>
          <table:table-cell table:style-name="ce60" office:value-type="string" calcext:value-type="string">
            <text:p><text:span text:style-name="T1">TEXT</text:span></text:p>
            <text:p><text:span text:style-name="T1">TEXT</text:span></text:p>
            <text:p><text:span text:style-name="T1">TEXT</text:span></text:p>
            <text:p><text:span text:style-name="T1">TEXT</text:span></text:p>
            <text:p><text:span text:style-name="T1">CURRENCY</text:span></text:p>
            <text:p><text:span text:style-name="T1">TEXT</text:span></text:p>
            <text:p><text:span text:style-name="T1">DATE</text:span></text:p>
          </table:table-cell>
          <table:table-cell table:number-columns-repeated="1016"/>
        </table:table-row>
        <table:table-row table:style-name="ro9">
          <table:table-cell table:style-name="ce47" office:value-type="float" office:value="6" calcext:value-type="float">
            <text:p>6</text:p>
          </table:table-cell>
          <table:table-cell table:style-name="ce52" office:value-type="string" calcext:value-type="string">
            <text:p>viewings</text:p>
          </table:table-cell>
          <table:table-cell table:style-name="ce58" office:value-type="string" calcext:value-type="string">
            <text:p><text:span text:style-name="T1">-client number</text:span></text:p>
            <text:p><text:span text:style-name="T1">-property number</text:span></text:p>
            <text:p><text:span text:style-name="T1">-comments</text:span></text:p>
            <text:p><text:span text:style-name="T1">-date</text:span></text:p>
          </table:table-cell>
          <table:table-cell table:style-name="ce60" office:value-type="string" calcext:value-type="string"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</table:table-cell>
          <table:table-cell table:style-name="ce60" office:value-type="string" calcext:value-type="string">
            <text:p>No</text:p>
            <text:p><text:span text:style-name="T1">No</text:span></text:p>
            <text:p><text:span text:style-name="T1">No</text:span></text:p>
            <text:p><text:span text:style-name="T1">No</text:span></text:p>
          </table:table-cell>
          <table:table-cell table:style-name="ce60"/>
          <table:table-cell table:style-name="ce60" office:value-type="string" calcext:value-type="string">
            <text:p>TEXT</text:p>
            <text:p><text:span text:style-name="T1">TEXT</text:span></text:p>
            <text:p><text:span text:style-name="T1">TEXT</text:span></text:p>
            <text:p><text:span text:style-name="T1">DATE</text:span></text:p>
          </table:table-cell>
          <table:table-cell table:number-columns-repeated="1016"/>
        </table:table-row>
        <table:table-row table:style-name="ro10">
          <table:table-cell table:style-name="ce47" office:value-type="float" office:value="7" calcext:value-type="float">
            <text:p>7</text:p>
          </table:table-cell>
          <table:table-cell table:style-name="ce53" office:value-type="string" calcext:value-type="string">
            <text:p>lease</text:p>
          </table:table-cell>
          <table:table-cell table:style-name="ce58" office:value-type="string" calcext:value-type="string">
            <text:p><text:span text:style-name="T1">-client number</text:span></text:p>
            <text:p><text:span text:style-name="T1">-property number</text:span></text:p>
            <text:p><text:span text:style-name="T1">-monthly rent</text:span></text:p>
            <text:p><text:span text:style-name="T1">-payment method</text:span></text:p>
            <text:p><text:span text:style-name="T1">-deposit paid</text:span></text:p>
            <text:p><text:span text:style-name="T1">-rent start</text:span></text:p>
            <text:p><text:span text:style-name="T1">-rent finish</text:span></text:p>
            <text:p><text:span text:style-name="T1">-duration</text:span></text:p>
          </table:table-cell>
          <table:table-cell table:style-name="ce60" office:value-type="string" calcext:value-type="string"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</table:table-cell>
          <table:table-cell table:style-name="ce60" office:value-type="string" calcext:value-type="string"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No</text:span></text:p>
            <text:p><text:span text:style-name="T1">Yes</text:span></text:p>
            <text:p><text:span text:style-name="T1">No</text:span></text:p>
            <text:p><text:span text:style-name="T1">No</text:span></text:p>
            <text:p>Yes</text:p>
          </table:table-cell>
          <table:table-cell table:style-name="ce64"/>
          <table:table-cell table:style-name="ce60" office:value-type="string" calcext:value-type="string">
            <text:p><text:span text:style-name="T1">TEXT</text:span></text:p>
            <text:p><text:span text:style-name="T1">TEXT</text:span></text:p>
            <text:p><text:span text:style-name="T1">CURRENCY</text:span></text:p>
            <text:p><text:span text:style-name="T1">TEXT</text:span></text:p>
            <text:p><text:span text:style-name="T1">ENUM(Y-N)</text:span></text:p>
            <text:p><text:span text:style-name="T1">DATE</text:span></text:p>
            <text:p><text:span text:style-name="T1">DATE</text:span></text:p>
            <text:p>INTEGER</text:p>
          </table:table-cell>
          <table:table-cell table:number-columns-repeated="1016"/>
        </table:table-row>
        <table:table-row table:style-name="ro10">
          <table:table-cell table:style-name="ce47" office:value-type="float" office:value="8" calcext:value-type="float">
            <text:p>8</text:p>
          </table:table-cell>
          <table:table-cell table:style-name="ce53" office:value-type="string" calcext:value-type="string">
            <text:p>Advertisement</text:p>
          </table:table-cell>
          <table:table-cell table:style-name="ce58" office:value-type="string" calcext:value-type="string">
            <text:p>property number</text:p>
            <text:p>Date advertised</text:p>
            <text:p>name of the newspaper</text:p>
            <text:p>Cost</text:p>
            <text:p>Newspaper address</text:p>
            <text:p>Telephone number</text:p>
            <text:p>Contact name</text:p>
            <text:p/>
          </table:table-cell>
          <table:table-cell table:style-name="ce60" office:value-type="string" calcext:value-type="string">
            <text:p>No</text:p>
            <text:p>No</text:p>
            <text:p>No</text:p>
            <text:p>No</text:p>
            <text:p>No</text:p>
            <text:p>No</text:p>
            <text:p>No</text:p>
          </table:table-cell>
          <table:table-cell table:style-name="ce60" office:value-type="string" calcext:value-type="string">
            <text:p>No</text:p>
            <text:p><text:span text:style-name="T1"> No</text:span></text:p>
            <text:p><text:span text:style-name="T1"> No</text:span></text:p>
            <text:p><text:span text:style-name="T1"> No</text:span></text:p>
            <text:p><text:span text:style-name="T1"> No</text:span></text:p>
            <text:p><text:span text:style-name="T1"> No</text:span></text:p>
            <text:p><text:span text:style-name="T1"> No</text:span></text:p>
          </table:table-cell>
          <table:table-cell table:style-name="ce64"/>
          <table:table-cell table:style-name="ce60" office:value-type="string" calcext:value-type="string">
            <text:p>TEXT</text:p>
            <text:p>DATE</text:p>
            <text:p>TEXT</text:p>
            <text:p>CURRENCY</text:p>
            <text:p>TEXT</text:p>
            <text:p>TEXT</text:p>
            <text:p>TEXT</text:p>
          </table:table-cell>
          <table:table-cell table:number-columns-repeated="1016"/>
        </table:table-row>
        <table:table-row table:style-name="ro11" table:number-rows-repeated="1048564">
          <table:table-cell table:number-columns-repeated="1023"/>
        </table:table-row>
        <table:table-row table:style-name="ro1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akula" svg:font-family="Nakula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Verdana" fo:font-family="Verdana" style:font-family-generic="swiss" style:font-name-complex="Verdana" style:font-family-complex="Verdana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22:52:00.448932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_20_Do_20_List_20_Printable" style:display-name="PageStyle_To Do List Prin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9-07T14:42:03</meta:creation-date>
    <meta:initial-creator>sumit bansal</meta:initial-creator>
    <dc:language>en-US</dc:language>
    <meta:print-date>2015-09-08T11:02:36</meta:print-date>
    <dc:date>2021-03-31T23:13:57.062469711</dc:date>
    <meta:editing-cycles>21</meta:editing-cycles>
    <meta:editing-duration>PT1H43M33S</meta:editing-duration>
    <meta:generator>LibreOffice/6.4.6.2$Linux_X86_64 LibreOffice_project/40$Build-2</meta:generator>
    <meta:document-statistic meta:table-count="1" meta:cell-count="5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